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ffffff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none" fo:padding="0.0138in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138in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0000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0.06pt solid #000000" style:vertical-align="automatic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fo:background-color="#ffffff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none" style:vertical-align="automatic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2" table:default-cell-style-name="ce6"/>
        <table:table-column table:style-name="co2" table:default-cell-style-name="ce9"/>
        <table:table-row table:style-name="ro1">
          <table:table-cell office:value-type="string" calcext:value-type="string">
            <text:p>Col1</text:p>
          </table:table-cell>
          <table:table-cell table:style-name="ce5" office:value-type="string" calcext:value-type="string">
            <text:p>Col2</text:p>
          </table:table-cell>
          <table:table-cell table:style-name="ce5" office:value-type="string" calcext:value-type="string">
            <text:p>Col3</text:p>
          </table:table-cell>
          <table:table-cell table:style-name="ce8" office:value-type="string" calcext:value-type="string">
            <text:p>Col4</text:p>
          </table:table-cell>
        </table:table-row>
        <table:table-row table:style-name="ro1">
          <table:table-cell table:style-name="ce3" office:value-type="string" calcext:value-type="string">
            <text:p>Item0 Value1</text:p>
          </table:table-cell>
          <table:table-cell table:formula="of:=NUMBERVALUE(&quot;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 Value1</text:p>
          </table:table-cell>
          <table:table-cell table:formula="of:=NUMBERVALUE(&quot;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2 Value1</text:p>
          </table:table-cell>
          <table:table-cell table:formula="of:=NUMBERVALUE(&quot;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3 Value1</text:p>
          </table:table-cell>
          <table:table-cell table:formula="of:=NUMBERVALUE(&quot;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4 Value1</text:p>
          </table:table-cell>
          <table:table-cell table:formula="of:=NUMBERVALUE(&quot;4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5 Value1</text:p>
          </table:table-cell>
          <table:table-cell table:formula="of:=NUMBERVALUE(&quot;5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6 Value1</text:p>
          </table:table-cell>
          <table:table-cell table:formula="of:=NUMBERVALUE(&quot;6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7 Value1</text:p>
          </table:table-cell>
          <table:table-cell table:formula="of:=NUMBERVALUE(&quot;7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8 Value1</text:p>
          </table:table-cell>
          <table:table-cell table:formula="of:=NUMBERVALUE(&quot;8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9 Value1</text:p>
          </table:table-cell>
          <table:table-cell table:formula="of:=NUMBERVALUE(&quot;9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0 Value1</text:p>
          </table:table-cell>
          <table:table-cell table:formula="of:=NUMBERVALUE(&quot;1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1 Value1</text:p>
          </table:table-cell>
          <table:table-cell table:formula="of:=NUMBERVALUE(&quot;1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2 Value1</text:p>
          </table:table-cell>
          <table:table-cell table:formula="of:=NUMBERVALUE(&quot;1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3 Value1</text:p>
          </table:table-cell>
          <table:table-cell table:formula="of:=NUMBERVALUE(&quot;1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4 Value1</text:p>
          </table:table-cell>
          <table:table-cell table:formula="of:=NUMBERVALUE(&quot;14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5 Value1</text:p>
          </table:table-cell>
          <table:table-cell table:formula="of:=NUMBERVALUE(&quot;15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6 Value1</text:p>
          </table:table-cell>
          <table:table-cell table:formula="of:=NUMBERVALUE(&quot;16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7 Value1</text:p>
          </table:table-cell>
          <table:table-cell table:formula="of:=NUMBERVALUE(&quot;17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8 Value1</text:p>
          </table:table-cell>
          <table:table-cell table:formula="of:=NUMBERVALUE(&quot;18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9 Value1</text:p>
          </table:table-cell>
          <table:table-cell table:formula="of:=NUMBERVALUE(&quot;19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20 Value1</text:p>
          </table:table-cell>
          <table:table-cell table:formula="of:=NUMBERVALUE(&quot;2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21 Value1</text:p>
          </table:table-cell>
          <table:table-cell table:formula="of:=NUMBERVALUE(&quot;2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22 Value1</text:p>
          </table:table-cell>
          <table:table-cell table:formula="of:=NUMBERVALUE(&quot;2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23 Value1</text:p>
          </table:table-cell>
          <table:table-cell table:formula="of:=NUMBERVALUE(&quot;2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24 Value1</text:p>
          </table:table-cell>
          <table:table-cell table:formula="of:=NUMBERVALUE(&quot;24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25 Value1</text:p>
          </table:table-cell>
          <table:table-cell table:formula="of:=NUMBERVALUE(&quot;25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26 Value1</text:p>
          </table:table-cell>
          <table:table-cell table:formula="of:=NUMBERVALUE(&quot;26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27 Value1</text:p>
          </table:table-cell>
          <table:table-cell table:formula="of:=NUMBERVALUE(&quot;27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28 Value1</text:p>
          </table:table-cell>
          <table:table-cell table:formula="of:=NUMBERVALUE(&quot;28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29 Value1</text:p>
          </table:table-cell>
          <table:table-cell table:formula="of:=NUMBERVALUE(&quot;29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30 Value1</text:p>
          </table:table-cell>
          <table:table-cell table:formula="of:=NUMBERVALUE(&quot;3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31 Value1</text:p>
          </table:table-cell>
          <table:table-cell table:formula="of:=NUMBERVALUE(&quot;3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32 Value1</text:p>
          </table:table-cell>
          <table:table-cell table:formula="of:=NUMBERVALUE(&quot;3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33 Value1</text:p>
          </table:table-cell>
          <table:table-cell table:formula="of:=NUMBERVALUE(&quot;3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34 Value1</text:p>
          </table:table-cell>
          <table:table-cell table:formula="of:=NUMBERVALUE(&quot;34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35 Value1</text:p>
          </table:table-cell>
          <table:table-cell table:formula="of:=NUMBERVALUE(&quot;35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36 Value1</text:p>
          </table:table-cell>
          <table:table-cell table:formula="of:=NUMBERVALUE(&quot;36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37 Value1</text:p>
          </table:table-cell>
          <table:table-cell table:formula="of:=NUMBERVALUE(&quot;37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38 Value1</text:p>
          </table:table-cell>
          <table:table-cell table:formula="of:=NUMBERVALUE(&quot;38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39 Value1</text:p>
          </table:table-cell>
          <table:table-cell table:formula="of:=NUMBERVALUE(&quot;39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40 Value1</text:p>
          </table:table-cell>
          <table:table-cell table:formula="of:=NUMBERVALUE(&quot;4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41 Value1</text:p>
          </table:table-cell>
          <table:table-cell table:formula="of:=NUMBERVALUE(&quot;4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42 Value1</text:p>
          </table:table-cell>
          <table:table-cell table:formula="of:=NUMBERVALUE(&quot;4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43 Value1</text:p>
          </table:table-cell>
          <table:table-cell table:formula="of:=NUMBERVALUE(&quot;4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44 Value1</text:p>
          </table:table-cell>
          <table:table-cell table:formula="of:=NUMBERVALUE(&quot;44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45 Value1</text:p>
          </table:table-cell>
          <table:table-cell table:formula="of:=NUMBERVALUE(&quot;45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46 Value1</text:p>
          </table:table-cell>
          <table:table-cell table:formula="of:=NUMBERVALUE(&quot;46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47 Value1</text:p>
          </table:table-cell>
          <table:table-cell table:formula="of:=NUMBERVALUE(&quot;47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48 Value1</text:p>
          </table:table-cell>
          <table:table-cell table:formula="of:=NUMBERVALUE(&quot;48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49 Value1</text:p>
          </table:table-cell>
          <table:table-cell table:formula="of:=NUMBERVALUE(&quot;49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50 Value1</text:p>
          </table:table-cell>
          <table:table-cell table:formula="of:=NUMBERVALUE(&quot;5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51 Value1</text:p>
          </table:table-cell>
          <table:table-cell table:formula="of:=NUMBERVALUE(&quot;5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52 Value1</text:p>
          </table:table-cell>
          <table:table-cell table:formula="of:=NUMBERVALUE(&quot;5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53 Value1</text:p>
          </table:table-cell>
          <table:table-cell table:formula="of:=NUMBERVALUE(&quot;5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54 Value1</text:p>
          </table:table-cell>
          <table:table-cell table:formula="of:=NUMBERVALUE(&quot;54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55 Value1</text:p>
          </table:table-cell>
          <table:table-cell table:formula="of:=NUMBERVALUE(&quot;55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56 Value1</text:p>
          </table:table-cell>
          <table:table-cell table:formula="of:=NUMBERVALUE(&quot;56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57 Value1</text:p>
          </table:table-cell>
          <table:table-cell table:formula="of:=NUMBERVALUE(&quot;57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58 Value1</text:p>
          </table:table-cell>
          <table:table-cell table:formula="of:=NUMBERVALUE(&quot;58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59 Value1</text:p>
          </table:table-cell>
          <table:table-cell table:formula="of:=NUMBERVALUE(&quot;59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60 Value1</text:p>
          </table:table-cell>
          <table:table-cell table:formula="of:=NUMBERVALUE(&quot;6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61 Value1</text:p>
          </table:table-cell>
          <table:table-cell table:formula="of:=NUMBERVALUE(&quot;6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62 Value1</text:p>
          </table:table-cell>
          <table:table-cell table:formula="of:=NUMBERVALUE(&quot;6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63 Value1</text:p>
          </table:table-cell>
          <table:table-cell table:formula="of:=NUMBERVALUE(&quot;6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64 Value1</text:p>
          </table:table-cell>
          <table:table-cell table:formula="of:=NUMBERVALUE(&quot;64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65 Value1</text:p>
          </table:table-cell>
          <table:table-cell table:formula="of:=NUMBERVALUE(&quot;65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66 Value1</text:p>
          </table:table-cell>
          <table:table-cell table:formula="of:=NUMBERVALUE(&quot;66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67 Value1</text:p>
          </table:table-cell>
          <table:table-cell table:formula="of:=NUMBERVALUE(&quot;67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68 Value1</text:p>
          </table:table-cell>
          <table:table-cell table:formula="of:=NUMBERVALUE(&quot;68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69 Value1</text:p>
          </table:table-cell>
          <table:table-cell table:formula="of:=NUMBERVALUE(&quot;69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70 Value1</text:p>
          </table:table-cell>
          <table:table-cell table:formula="of:=NUMBERVALUE(&quot;7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71 Value1</text:p>
          </table:table-cell>
          <table:table-cell table:formula="of:=NUMBERVALUE(&quot;7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72 Value1</text:p>
          </table:table-cell>
          <table:table-cell table:formula="of:=NUMBERVALUE(&quot;7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73 Value1</text:p>
          </table:table-cell>
          <table:table-cell table:formula="of:=NUMBERVALUE(&quot;7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74 Value1</text:p>
          </table:table-cell>
          <table:table-cell table:formula="of:=NUMBERVALUE(&quot;74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75 Value1</text:p>
          </table:table-cell>
          <table:table-cell table:formula="of:=NUMBERVALUE(&quot;75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76 Value1</text:p>
          </table:table-cell>
          <table:table-cell table:formula="of:=NUMBERVALUE(&quot;76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77 Value1</text:p>
          </table:table-cell>
          <table:table-cell table:formula="of:=NUMBERVALUE(&quot;77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78 Value1</text:p>
          </table:table-cell>
          <table:table-cell table:formula="of:=NUMBERVALUE(&quot;78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79 Value1</text:p>
          </table:table-cell>
          <table:table-cell table:formula="of:=NUMBERVALUE(&quot;79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80 Value1</text:p>
          </table:table-cell>
          <table:table-cell table:formula="of:=NUMBERVALUE(&quot;8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81 Value1</text:p>
          </table:table-cell>
          <table:table-cell table:formula="of:=NUMBERVALUE(&quot;8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82 Value1</text:p>
          </table:table-cell>
          <table:table-cell table:formula="of:=NUMBERVALUE(&quot;8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83 Value1</text:p>
          </table:table-cell>
          <table:table-cell table:formula="of:=NUMBERVALUE(&quot;8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84 Value1</text:p>
          </table:table-cell>
          <table:table-cell table:formula="of:=NUMBERVALUE(&quot;84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85 Value1</text:p>
          </table:table-cell>
          <table:table-cell table:formula="of:=NUMBERVALUE(&quot;85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86 Value1</text:p>
          </table:table-cell>
          <table:table-cell table:formula="of:=NUMBERVALUE(&quot;86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87 Value1</text:p>
          </table:table-cell>
          <table:table-cell table:formula="of:=NUMBERVALUE(&quot;87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88 Value1</text:p>
          </table:table-cell>
          <table:table-cell table:formula="of:=NUMBERVALUE(&quot;88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89 Value1</text:p>
          </table:table-cell>
          <table:table-cell table:formula="of:=NUMBERVALUE(&quot;89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90 Value1</text:p>
          </table:table-cell>
          <table:table-cell table:formula="of:=NUMBERVALUE(&quot;9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91 Value1</text:p>
          </table:table-cell>
          <table:table-cell table:formula="of:=NUMBERVALUE(&quot;9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92 Value1</text:p>
          </table:table-cell>
          <table:table-cell table:formula="of:=NUMBERVALUE(&quot;9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93 Value1</text:p>
          </table:table-cell>
          <table:table-cell table:formula="of:=NUMBERVALUE(&quot;9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94 Value1</text:p>
          </table:table-cell>
          <table:table-cell table:formula="of:=NUMBERVALUE(&quot;94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95 Value1</text:p>
          </table:table-cell>
          <table:table-cell table:formula="of:=NUMBERVALUE(&quot;95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96 Value1</text:p>
          </table:table-cell>
          <table:table-cell table:formula="of:=NUMBERVALUE(&quot;96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97 Value1</text:p>
          </table:table-cell>
          <table:table-cell table:formula="of:=NUMBERVALUE(&quot;97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98 Value1</text:p>
          </table:table-cell>
          <table:table-cell table:formula="of:=NUMBERVALUE(&quot;98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99 Value1</text:p>
          </table:table-cell>
          <table:table-cell table:formula="of:=NUMBERVALUE(&quot;99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00 Value1</text:p>
          </table:table-cell>
          <table:table-cell table:formula="of:=NUMBERVALUE(&quot;10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01 Value1</text:p>
          </table:table-cell>
          <table:table-cell table:formula="of:=NUMBERVALUE(&quot;10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02 Value1</text:p>
          </table:table-cell>
          <table:table-cell table:formula="of:=NUMBERVALUE(&quot;10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03 Value1</text:p>
          </table:table-cell>
          <table:table-cell table:formula="of:=NUMBERVALUE(&quot;10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04 Value1</text:p>
          </table:table-cell>
          <table:table-cell table:formula="of:=NUMBERVALUE(&quot;104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05 Value1</text:p>
          </table:table-cell>
          <table:table-cell table:formula="of:=NUMBERVALUE(&quot;105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06 Value1</text:p>
          </table:table-cell>
          <table:table-cell table:formula="of:=NUMBERVALUE(&quot;106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07 Value1</text:p>
          </table:table-cell>
          <table:table-cell table:formula="of:=NUMBERVALUE(&quot;107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08 Value1</text:p>
          </table:table-cell>
          <table:table-cell table:formula="of:=NUMBERVALUE(&quot;108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09 Value1</text:p>
          </table:table-cell>
          <table:table-cell table:formula="of:=NUMBERVALUE(&quot;109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10 Value1</text:p>
          </table:table-cell>
          <table:table-cell table:formula="of:=NUMBERVALUE(&quot;11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11 Value1</text:p>
          </table:table-cell>
          <table:table-cell table:formula="of:=NUMBERVALUE(&quot;11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12 Value1</text:p>
          </table:table-cell>
          <table:table-cell table:formula="of:=NUMBERVALUE(&quot;11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13 Value1</text:p>
          </table:table-cell>
          <table:table-cell table:formula="of:=NUMBERVALUE(&quot;11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14 Value1</text:p>
          </table:table-cell>
          <table:table-cell table:formula="of:=NUMBERVALUE(&quot;114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15 Value1</text:p>
          </table:table-cell>
          <table:table-cell table:formula="of:=NUMBERVALUE(&quot;115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16 Value1</text:p>
          </table:table-cell>
          <table:table-cell table:formula="of:=NUMBERVALUE(&quot;116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17 Value1</text:p>
          </table:table-cell>
          <table:table-cell table:formula="of:=NUMBERVALUE(&quot;117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18 Value1</text:p>
          </table:table-cell>
          <table:table-cell table:formula="of:=NUMBERVALUE(&quot;118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19 Value1</text:p>
          </table:table-cell>
          <table:table-cell table:formula="of:=NUMBERVALUE(&quot;119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20 Value1</text:p>
          </table:table-cell>
          <table:table-cell table:formula="of:=NUMBERVALUE(&quot;120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21 Value1</text:p>
          </table:table-cell>
          <table:table-cell table:formula="of:=NUMBERVALUE(&quot;121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22 Value1</text:p>
          </table:table-cell>
          <table:table-cell table:formula="of:=NUMBERVALUE(&quot;122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0</text:p>
          </table:table-cell>
          <table:table-cell office:value-type="string" calcext:value-type="string">
            <text:p>Some description that never changes</text:p>
          </table:table-cell>
        </table:table-row>
        <table:table-row table:style-name="ro1">
          <table:table-cell table:style-name="ce3" office:value-type="string" calcext:value-type="string">
            <text:p>Item123 Value1</text:p>
          </table:table-cell>
          <table:table-cell table:formula="of:=NUMBERVALUE(&quot;123&quot;;&quot;.&quot;;&quot;&quot;)" office:value-type="string" office:string-value="" calcext:value-type="error">
            <text:p>#VALUE!</text:p>
          </table:table-cell>
          <table:table-cell office:value-type="string" calcext:value-type="string">
            <text:p>type1</text:p>
          </table:table-cell>
          <table:table-cell office:value-type="string" calcext:value-type="string">
            <text:p>Some description that never chang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5:50:19.3903611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7-02T17:01:59.513246485</meta:creation-date>
    <dc:date>2016-03-09T15:50:29.655659171</dc:date>
    <meta:editing-duration>PT4M23S</meta:editing-duration>
    <meta:editing-cycles>6</meta:editing-cycles>
    <meta:generator>LibreOffice/4.2.8.2$Linux_X86_64 LibreOffice_project/420m0$Build-2</meta:generator>
    <meta:document-statistic meta:table-count="1" meta:cell-count="10" meta:object-count="0"/>
  </office:meta>
</office:document-meta>
</file>